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5ed6" officeooo:paragraph-rsid="000d5ed6"/>
    </style:style>
    <style:style style:name="P2" style:family="paragraph" style:parent-style-name="Standard">
      <style:text-properties fo:color="#191970" fo:font-size="18pt" fo:font-weight="bold" officeooo:rsid="000d5ed6" officeooo:paragraph-rsid="000d5ed6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d5ed6"/>
    </style:style>
    <style:style style:name="P4" style:family="paragraph" style:parent-style-name="Standard">
      <style:text-properties fo:color="#f8f8f2" fo:font-size="18pt" fo:font-style="italic" fo:font-weight="bold" officeooo:rsid="000d5ed6" officeooo:paragraph-rsid="000d5ed6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0424e" fo:letter-spacing="normal" fo:background-color="#ffffff" loext:padding="0cm" loext:border="none"/>
    </style:style>
    <style:style style:name="T1" style:family="text">
      <style:text-properties fo:font-variant="normal" fo:text-transform="none" fo:color="#40424e" style:font-name="Consolas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40424e" style:font-name="Consolas" fo:font-size="11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40424e" fo:letter-spacing="normal" fo:background-color="#ffffff" loext:char-shading-value="0" loext:padding="0cm" loext:border="none"/>
    </style:style>
    <style:style style:name="T4" style:family="text">
      <style:text-properties fo:font-variant="normal" fo:text-transform="none" fo:color="#f8f8f2" style:font-name="Consolas" fo:font-size="11pt" fo:letter-spacing="normal" fo:font-style="normal" fo:font-weight="normal" fo:background-color="#272822" loext:char-shading-value="0" loext:padding="0cm" loext:border="none"/>
    </style:style>
    <style:style style:name="T5" style:family="text">
      <style:text-properties fo:font-variant="normal" fo:text-transform="none" fo:color="#000000" style:font-name="Consolas" fo:font-size="11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cm" loext:border="none"/>
    </style:style>
    <style:style style:name="T8" style:family="text">
      <style:text-properties fo:font-variant="normal" fo:text-transform="none" fo:color="#808080" style:font-name="Consolas" fo:font-size="11pt" fo:letter-spacing="normal" fo:font-style="normal" fo:font-weight="bold" fo:background-color="#ffffff" loext:char-shading-value="0" loext:padding="0cm" loext:border="none"/>
    </style:style>
    <style:style style:name="T9" style:family="text">
      <style:text-properties fo:font-variant="normal" fo:text-transform="none" fo:color="#008200" style:font-name="Consolas" fo:font-size="11pt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color="#f8f8f2" fo:font-size="18pt" fo:font-style="italic" fo:font-weight="bold" officeooo:rsid="000d5ed6" style:font-size-asian="18pt" style:font-style-asian="italic" style:font-weight-asian="bold" style:font-size-complex="18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oyyd warshall Algorithm :- ALL pair Shortest path Algorithm</text:p>
      <text:p text:style-name="P2"/>
      <text:p text:style-name="P2">code:-</text:p>
      <text:p text:style-name="P3"><text:span text:style-name="T10">bhb</text:span><text:span text:style-name="Source_20_Text"><text:span text:style-name="T7">void</text:span></text:span><text:span text:style-name="Source_20_Text"><text:span text:style-name="T2"> </text:span></text:span><text:span text:style-name="Source_20_Text"><text:span text:style-name="T6">floydWarshall(</text:span></text:span><text:span text:style-name="Source_20_Text"><text:span text:style-name="T8">int</text:span></text:span><text:span text:style-name="Source_20_Text"><text:span text:style-name="T2"> </text:span></text:span><text:span text:style-name="Source_20_Text"><text:span text:style-name="T6">graph[][V])</text:span></text:span></text:p>
      <text:p text:style-name="P5"><text:span text:style-name="Source_20_Text"><text:span text:style-name="T6">{</text:span></text:span></text:p>
      <text:p text:style-name="P5"><text:span text:style-name="Source_20_Text"><text:span text:style-name="T3">    </text:span></text:span><text:span text:style-name="Source_20_Text"><text:span text:style-name="T9">/* dist[][] will be the output matrix</text:span></text:span></text:p>
      <text:p text:style-name="P5"><text:span text:style-name="Source_20_Text"><text:span text:style-name="T3">    </text:span></text:span><text:span text:style-name="Source_20_Text"><text:span text:style-name="T9">that will finally have the shortest</text:span></text:span></text:p>
      <text:p text:style-name="P5"><text:span text:style-name="Source_20_Text"><text:span text:style-name="T3">    </text:span></text:span><text:span text:style-name="Source_20_Text"><text:span text:style-name="T9">distances between every pair of vertices */</text:span></text:span></text:p>
      <text:p text:style-name="P5"><text:span text:style-name="Source_20_Text"><text:span text:style-name="T3">    </text:span></text:span><text:span text:style-name="Source_20_Text"><text:span text:style-name="T8">int</text:span></text:span><text:span text:style-name="T1"> </text:span><text:span text:style-name="Source_20_Text"><text:span text:style-name="T6">dist[V][V], i, j, k;</text:span></text:span></text:p>
      <text:p text:style-name="P6"> </text:p>
      <text:p text:style-name="P5"><text:span text:style-name="Source_20_Text"><text:span text:style-name="T3">    </text:span></text:span><text:span text:style-name="Source_20_Text"><text:span text:style-name="T9">/* Initialize the solution matrix same</text:span></text:span></text:p>
      <text:p text:style-name="P5"><text:span text:style-name="Source_20_Text"><text:span text:style-name="T3">    </text:span></text:span><text:span text:style-name="Source_20_Text"><text:span text:style-name="T9">as input graph matrix. Or we can say</text:span></text:span></text:p>
      <text:p text:style-name="P5"><text:span text:style-name="Source_20_Text"><text:span text:style-name="T3">    </text:span></text:span><text:span text:style-name="Source_20_Text"><text:span text:style-name="T9">the initial values of shortest distances</text:span></text:span></text:p>
      <text:p text:style-name="P5"><text:span text:style-name="Source_20_Text"><text:span text:style-name="T3">    </text:span></text:span><text:span text:style-name="Source_20_Text"><text:span text:style-name="T9">are based on shortest paths considering</text:span></text:span></text:p>
      <text:p text:style-name="P5"><text:span text:style-name="Source_20_Text"><text:span text:style-name="T3">    </text:span></text:span><text:span text:style-name="Source_20_Text"><text:span text:style-name="T9">no intermediate vertex. */</text:span></text:span></text:p>
      <text:p text:style-name="P5"><text:span text:style-name="Source_20_Text"><text:span text:style-name="T3">    </text:span></text:span><text:span text:style-name="Source_20_Text"><text:span text:style-name="T7">for</text:span></text:span><text:span text:style-name="T1"> </text:span><text:span text:style-name="Source_20_Text"><text:span text:style-name="T6">(i = 0; i &lt; V; i++)</text:span></text:span></text:p>
      <text:p text:style-name="P5"><text:span text:style-name="Source_20_Text"><text:span text:style-name="T3">        </text:span></text:span><text:span text:style-name="Source_20_Text"><text:span text:style-name="T7">for</text:span></text:span><text:span text:style-name="T1"> </text:span><text:span text:style-name="Source_20_Text"><text:span text:style-name="T6">(j = 0; j &lt; V; j++)</text:span></text:span></text:p>
      <text:p text:style-name="P5"><text:span text:style-name="Source_20_Text"><text:span text:style-name="T3">            </text:span></text:span><text:span text:style-name="Source_20_Text"><text:span text:style-name="T6">dist[i][j] = graph[i][j];</text:span></text:span></text:p>
      <text:p text:style-name="P6"> </text:p>
      <text:p text:style-name="P5"><text:span text:style-name="Source_20_Text"><text:span text:style-name="T3">    </text:span></text:span><text:span text:style-name="Source_20_Text"><text:span text:style-name="T9">/* Add all vertices one by one to</text:span></text:span></text:p>
      <text:p text:style-name="P5"><text:span text:style-name="Source_20_Text"><text:span text:style-name="T3">    </text:span></text:span><text:span text:style-name="Source_20_Text"><text:span text:style-name="T9">the set of intermediate vertices.</text:span></text:span></text:p>
      <text:p text:style-name="P5"><text:span text:style-name="Source_20_Text"><text:span text:style-name="T3">    </text:span></text:span><text:span text:style-name="Source_20_Text"><text:span text:style-name="T9">---&gt; Before start of an iteration,</text:span></text:span></text:p>
      <text:p text:style-name="P5"><text:span text:style-name="Source_20_Text"><text:span text:style-name="T3">    </text:span></text:span><text:span text:style-name="Source_20_Text"><text:span text:style-name="T9">we have shortest distances between all</text:span></text:span></text:p>
      <text:p text:style-name="P5"><text:span text:style-name="Source_20_Text"><text:span text:style-name="T3">    </text:span></text:span><text:span text:style-name="Source_20_Text"><text:span text:style-name="T9">pairs of vertices such that the</text:span></text:span></text:p>
      <text:p text:style-name="P5"><text:span text:style-name="Source_20_Text"><text:span text:style-name="T3">    </text:span></text:span><text:span text:style-name="Source_20_Text"><text:span text:style-name="T9">shortest distances consider only the</text:span></text:span></text:p>
      <text:p text:style-name="P5"><text:span text:style-name="Source_20_Text"><text:span text:style-name="T3">    </text:span></text:span><text:span text:style-name="Source_20_Text"><text:span text:style-name="T9">vertices in set {0, 1, 2, .. k-1} as</text:span></text:span></text:p>
      <text:p text:style-name="P5"><text:span text:style-name="Source_20_Text"><text:span text:style-name="T3">    </text:span></text:span><text:span text:style-name="Source_20_Text"><text:span text:style-name="T9">intermediate vertices.</text:span></text:span></text:p>
      <text:p text:style-name="P5"><text:span text:style-name="Source_20_Text"><text:span text:style-name="T3">    </text:span></text:span><text:span text:style-name="Source_20_Text"><text:span text:style-name="T9">----&gt; After the end of an iteration,</text:span></text:span></text:p>
      <text:p text:style-name="P5"><text:span text:style-name="Source_20_Text"><text:span text:style-name="T3">    </text:span></text:span><text:span text:style-name="Source_20_Text"><text:span text:style-name="T9">vertex no. k is added to the set of</text:span></text:span></text:p>
      <text:p text:style-name="P5"><text:span text:style-name="Source_20_Text"><text:span text:style-name="T3">    </text:span></text:span><text:span text:style-name="Source_20_Text"><text:span text:style-name="T9">intermediate vertices and the set becomes {0, 1, 2, ..</text:span></text:span></text:p>
      <text:p text:style-name="P5"><text:span text:style-name="Source_20_Text"><text:span text:style-name="T3">    </text:span></text:span><text:span text:style-name="Source_20_Text"><text:span text:style-name="T9">k} */</text:span></text:span></text:p>
      <text:p text:style-name="P5"><text:span text:style-name="Source_20_Text"><text:span text:style-name="T3">    </text:span></text:span><text:span text:style-name="Source_20_Text"><text:span text:style-name="T7">for</text:span></text:span><text:span text:style-name="T1"> </text:span><text:span text:style-name="Source_20_Text"><text:span text:style-name="T6">(k = 0; k &lt; V; k++) {</text:span></text:span></text:p>
      <text:p text:style-name="P5"><text:span text:style-name="Source_20_Text"><text:span text:style-name="T3">        </text:span></text:span><text:span text:style-name="Source_20_Text"><text:span text:style-name="T9">// Pick all vertices as source one by one</text:span></text:span></text:p>
      <text:p text:style-name="P5"><text:span text:style-name="Source_20_Text"><text:span text:style-name="T3">        </text:span></text:span><text:span text:style-name="Source_20_Text"><text:span text:style-name="T7">for</text:span></text:span><text:span text:style-name="T1"> </text:span><text:span text:style-name="Source_20_Text"><text:span text:style-name="T6">(i = 0; i &lt; V; i++) {</text:span></text:span></text:p>
      <text:p text:style-name="P5"><text:span text:style-name="Source_20_Text"><text:span text:style-name="T3">            </text:span></text:span><text:span text:style-name="Source_20_Text"><text:span text:style-name="T9">// Pick all vertices as destination for the</text:span></text:span></text:p>
      <text:p text:style-name="P5"><text:span text:style-name="Source_20_Text"><text:span text:style-name="T3">            </text:span></text:span><text:span text:style-name="Source_20_Text"><text:span text:style-name="T9">// above picked source</text:span></text:span></text:p>
      <text:p text:style-name="P5"><text:span text:style-name="Source_20_Text"><text:span text:style-name="T3">            </text:span></text:span><text:span text:style-name="Source_20_Text"><text:span text:style-name="T7">for</text:span></text:span><text:span text:style-name="T1"> </text:span><text:span text:style-name="Source_20_Text"><text:span text:style-name="T6">(j = 0; j &lt; V; j++) {</text:span></text:span></text:p>
      <text:p text:style-name="P5"><text:span text:style-name="Source_20_Text"><text:span text:style-name="T3">                </text:span></text:span><text:span text:style-name="Source_20_Text"><text:span text:style-name="T9">// If vertex k is on the shortest path from</text:span></text:span></text:p>
      <text:p text:style-name="P5"><text:span text:style-name="Source_20_Text"><text:span text:style-name="T3">                </text:span></text:span><text:span text:style-name="Source_20_Text"><text:span text:style-name="T9">// i to j, then update the value of</text:span></text:span></text:p>
      <text:p text:style-name="P5"><text:span text:style-name="Source_20_Text"><text:span text:style-name="T3">                </text:span></text:span><text:span text:style-name="Source_20_Text"><text:span text:style-name="T9">// dist[i][j]</text:span></text:span></text:p>
      <text:p text:style-name="P5"><text:span text:style-name="Source_20_Text"><text:span text:style-name="T3">                </text:span></text:span><text:span text:style-name="Source_20_Text"><text:span text:style-name="T7">if</text:span></text:span><text:span text:style-name="T1"> </text:span><text:span text:style-name="Source_20_Text"><text:span text:style-name="T6">(dist[i][j] &gt; (dist[i][k] + dist[k][j])</text:span></text:span></text:p>
      <text:p text:style-name="P5"><text:span text:style-name="Source_20_Text"><text:span text:style-name="T3">                    </text:span></text:span><text:span text:style-name="Source_20_Text"><text:span text:style-name="T6">&amp;&amp; (dist[k][j] != INF</text:span></text:span></text:p>
      <text:p text:style-name="P5"><text:span text:style-name="Source_20_Text"><text:span text:style-name="T3">                        </text:span></text:span><text:span text:style-name="Source_20_Text"><text:span text:style-name="T6">&amp;&amp; dist[i][k] != INF))</text:span></text:span></text:p>
      <text:p text:style-name="P5"><text:span text:style-name="Source_20_Text"><text:span text:style-name="T3">                    </text:span></text:span><text:span text:style-name="Source_20_Text"><text:span text:style-name="T6">dist[i][j] = dist[i][k] + dist[k][j];</text:span></text:span></text:p>
      <text:p text:style-name="P5"><text:span text:style-name="Source_20_Text"><text:span text:style-name="T3">            </text:span></text:span><text:span text:style-name="Source_20_Text"><text:span text:style-name="T6">}</text:span></text:span></text:p>
      <text:p text:style-name="P5"><text:span text:style-name="Source_20_Text"><text:span text:style-name="T3">        </text:span></text:span><text:span text:style-name="Source_20_Text"><text:span text:style-name="T6">}</text:span></text:span></text:p>
      <text:p text:style-name="P5"><text:span text:style-name="Source_20_Text"><text:span text:style-name="T3">    </text:span></text:span><text:span text:style-name="Source_20_Text"><text:span text:style-name="T6">}</text:span></text:span></text:p>
      <text:p text:style-name="P6"> </text:p>
      <text:p text:style-name="P5"><text:soft-page-break/><text:span text:style-name="Source_20_Text"><text:span text:style-name="T3">    </text:span></text:span><text:span text:style-name="Source_20_Text"><text:span text:style-name="T9">// Print the shortest distance matrix</text:span></text:span></text:p>
      <text:p text:style-name="P5"><text:span text:style-name="Source_20_Text"><text:span text:style-name="T3">    </text:span></text:span><text:span text:style-name="Source_20_Text"><text:span text:style-name="T6">printSolution(dist);</text:span></text:span></text:p>
      <text:p text:style-name="P5"><text:span text:style-name="Source_20_Text"><text:span text:style-name="T6">}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2"><text:span text:style-name="Source_20_Text"><text:span text:style-name="T4"/></text:span></text:p>
      <text:p text:style-name="P2"><text:span text:style-name="Source_20_Text"><text:span text:style-name="T5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09:40:23.744298001</meta:creation-date>
    <meta:editing-duration>PT2M18S</meta:editing-duration>
    <meta:editing-cycles>2</meta:editing-cycles>
    <meta:generator>LibreOffice/6.0.7.3$Linux_X86_64 LibreOffice_project/00m0$Build-3</meta:generator>
    <dc:date>2021-05-06T09:42:32.347604822</dc:date>
    <meta:document-statistic meta:table-count="0" meta:image-count="0" meta:object-count="0" meta:page-count="2" meta:paragraph-count="50" meta:word-count="264" meta:character-count="1669" meta:non-whitespace-character-count="1127"/>
  </office:meta>
</office:document-meta>
</file>